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4.763cm" style:rel-column-width="19504*"/>
    </style:style>
    <style:style style:name="Tabelle2.B" style:family="table-column">
      <style:table-column-properties style:column-width="11.24cm" style:rel-column-width="46031*"/>
    </style:style>
    <style:style style:name="Tabelle2.1" style:family="table-row">
      <style:table-row-properties style:min-row-height="0.661cm"/>
    </style:style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0.953cm" style:rel-column-width="3900*"/>
    </style:style>
    <style:style style:name="Tabelle3.B" style:family="table-column">
      <style:table-column-properties style:column-width="3.81cm" style:rel-column-width="15603*"/>
    </style:style>
    <style:style style:name="Tabelle3.C" style:family="table-column">
      <style:table-column-properties style:column-width="11.24cm" style:rel-column-width="46032*"/>
    </style:style>
    <style:style style:name="Tabelle3.1" style:family="table-row">
      <style:table-row-properties style:min-row-height="0.767cm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ize="11pt" fo:font-style="normal" officeooo:rsid="00188857" officeooo:paragraph-rsid="001a55e7" style:font-size-asian="11pt" style:font-style-asian="normal" style:font-size-complex="11pt" style:font-style-complex="normal"/>
    </style:style>
    <style:style style:name="P4" style:family="paragraph" style:parent-style-name="Text_20_body">
      <style:text-properties style:font-name="Calibri1" fo:font-size="11pt" fo:font-style="normal" officeooo:rsid="00188857" officeooo:paragraph-rsid="00201665" style:font-size-asian="11pt" style:font-style-asian="normal" style:font-size-complex="11pt" style:font-style-complex="normal"/>
    </style:style>
    <style:style style:name="P5" style:family="paragraph" style:parent-style-name="Text_20_body">
      <style:text-properties style:font-name="Calibri1" fo:font-style="normal" officeooo:rsid="00188857" officeooo:paragraph-rsid="00188857" style:font-style-asian="normal" style:font-style-complex="normal"/>
    </style:style>
    <style:style style:name="P6" style:family="paragraph" style:parent-style-name="Heading_20_1">
      <style:text-properties style:font-name="Calibri1" fo:font-style="normal" officeooo:rsid="00188857" officeooo:paragraph-rsid="001a55e7" style:font-style-asian="normal" style:font-style-complex="normal"/>
    </style:style>
    <style:style style:name="P7" style:family="paragraph" style:parent-style-name="Text_20_body">
      <style:text-properties style:font-name="Calibri1" fo:font-size="11pt" fo:font-style="normal" officeooo:rsid="001ee6c5" officeooo:paragraph-rsid="001ee6c5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Calibri1" fo:font-size="11pt" fo:font-style="normal" officeooo:rsid="001ee5bf" officeooo:paragraph-rsid="001ee5bf" style:font-size-asian="11pt" style:font-style-asian="normal" style:font-size-complex="11pt" style:font-style-complex="normal"/>
    </style:style>
    <style:style style:name="P9" style:family="paragraph" style:parent-style-name="Table_20_Contents">
      <style:text-properties style:font-name="Calibri1" fo:font-size="11pt" officeooo:rsid="001ee5bf" officeooo:paragraph-rsid="00201665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1ee5bf" officeooo:paragraph-rsid="001ee5bf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1ffe88" officeooo:paragraph-rsid="001ffe88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Calibri1" fo:font-size="11pt" officeooo:rsid="001a55e7" officeooo:paragraph-rsid="001a55e7" style:font-size-asian="11pt" style:font-size-complex="11pt"/>
    </style:style>
    <style:style style:name="P13" style:family="paragraph" style:parent-style-name="Table_20_Contents">
      <style:paragraph-properties fo:margin-top="0cm" fo:margin-bottom="0cm" style:contextual-spacing="false"/>
      <style:text-properties style:font-name="Calibri1" fo:font-size="11pt" fo:font-weight="bold" officeooo:rsid="001a55e7" officeooo:paragraph-rsid="001a55e7" style:font-size-asian="11pt" style:font-weight-asian="bold" style:font-size-complex="11pt" style:font-weight-complex="bold"/>
    </style:style>
    <style:style style:name="P14" style:family="paragraph" style:parent-style-name="Title" style:master-page-name="Standard">
      <style:paragraph-properties style:page-number="auto"/>
      <style:text-properties style:font-name="Calibri1" fo:font-style="normal" officeooo:rsid="00188857" officeooo:paragraph-rsid="001a55e7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Zusätzliche Spezifikationen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<text:span text:style-name="T1">Zusätzliche</text:span> <text:span text:style-name="T1">Spezifikationen</text:span></text:p>
          </table:table-cell>
          <table:table-cell table:style-name="Tabelle2.B1" office:value-type="string">
            <text:p text:style-name="P13">Beschreibung</text:p>
          </table:table-cell>
        </table:table-row>
        <table:table-row>
          <table:table-cell table:style-name="Tabelle2.A6" office:value-type="string">
            <text:p text:style-name="P3">Functionality</text:p>
          </table:table-cell>
          <table:table-cell table:style-name="Tabelle2.B2" office:value-type="string">
            <text:p text:style-name="P3">Der Benutzer kann bei der Eingabe der Highscores einen frei wählbaren Namen eingeben.</text:p>
            <text:p text:style-name="P7">Im Optionsmenü können Einstellungen zu Ambient Musik und Soundeffekte getätigt werden.</text:p>
            <text:p text:style-name="P7"/>
          </table:table-cell>
        </table:table-row>
        <table:table-row>
          <table:table-cell table:style-name="Tabelle2.A6" office:value-type="string">
            <text:p text:style-name="P3">Usability</text:p>
          </table:table-cell>
          <table:table-cell table:style-name="Tabelle2.B3" office:value-type="string">
            <text:p text:style-name="P3">Beim Starten des Spieles werden für ein paar Sekunden die Steuerung angezeigt, damit ein neuer Benutzer sofort weiss wie er das Spiel bedient.</text:p>
            <text:p text:style-name="P8">Im Hauptmenü ist ein Punkt „Hilfe“ vorhanden, damit kann der Spieler allgemeine Informationen zum Spielverlauf einholen.</text:p>
            <text:p text:style-name="P8">Die allgemeine Bedienung entspricht den Normen für Mobiltelefon Applikationen (Klicken, Swpieing, etc.)</text:p>
            <text:p text:style-name="P8"/>
          </table:table-cell>
        </table:table-row>
        <table:table-row>
          <table:table-cell table:style-name="Tabelle2.A6" office:value-type="string">
            <text:p text:style-name="P3">Reliability</text:p>
          </table:table-cell>
          <table:table-cell table:style-name="Tabelle2.B4" office:value-type="string">
            <text:p text:style-name="P3"><text:s/>Die Kolidierungsberechnungen sind zuverlässig sodass kein falscher Lebensabzug (beim Spieler sowie bei Gegner/Hindernisse).</text:p>
            <text:p text:style-name="P8">Das Punktesystem ist fehlerfrei implementiert, sodass ein Fähigkeitsvergleich zwischen verschiedenen Spielern gewährleistet ist.</text:p>
            <text:p text:style-name="P8"/>
          </table:table-cell>
        </table:table-row>
        <table:table-row>
          <table:table-cell table:style-name="Tabelle2.A6" office:value-type="string">
            <text:p text:style-name="P3">Performance</text:p>
          </table:table-cell>
          <table:table-cell table:style-name="Tabelle2.B5" office:value-type="string">
            <text:p text:style-name="P4">Das Spiel soll flüssig laufen auch bei intensiver Grafikanzeige. </text:p>
            <text:p text:style-name="P4">Es soll nur eine sehr kurze Zeit zwischen dem Umschalten vom Spiel ins Menü und umgekehrt.</text:p>
            <text:p text:style-name="P4"/>
          </table:table-cell>
        </table:table-row>
        <table:table-row>
          <table:table-cell table:style-name="Tabelle2.A6" office:value-type="string">
            <text:p text:style-name="P3">Supportability</text:p>
          </table:table-cell>
          <table:table-cell table:style-name="Tabelle2.B6" office:value-type="string">
            <text:p text:style-name="P3">Der Code ist nach dem MVC Pattern implementiert und entspricht gängigen Programmierkonventionen um die Wartung zu erleichtern.</text:p>
            <text:p text:style-name="P8">Der Code ist auch nach den gängigen OO-Normen implementiert, was einfache erweiterbarkeit der Applikation gewährleistet.</text:p>
            <text:p text:style-name="P8"/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ext:soft-page-break/>
          <table:table-row table:style-name="Tabelle3.1">
            <table:table-cell table:style-name="Tabelle3.A1" table:number-columns-spanned="2" office:value-type="string">
              <text:p text:style-name="P12"><text:span text:style-name="T1">Zusätzliche</text:span> <text:span text:style-name="T1">Spezifikationen</text:span></text:p>
            </table:table-cell>
            <table:covered-table-cell/>
            <table:table-cell table:style-name="Tabelle3.C1" office:value-type="string">
              <text:p text:style-name="P13">Beschreibung</text:p>
            </table:table-cell>
          </table:table-row>
        </table:table-header-rows>
        <table:table-row>
          <table:table-cell table:style-name="Tabelle3.A4" table:number-rows-spanned="3" office:value-type="string">
            <text:p text:style-name="P3">Plus</text:p>
          </table:table-cell>
          <table:table-cell table:style-name="Tabelle3.B4" office:value-type="string">
            <text:p text:style-name="P8">Implementation</text:p>
          </table:table-cell>
          <table:table-cell table:style-name="Tabelle3.C2" office:value-type="string">
            <text:p text:style-name="P9">Die Applikation wird in Java geschrieben. Als IDE wird eclipse für Java verwendet. </text:p>
            <text:p text:style-name="P9">Die Applikation muss Ressourcengerecht programmiert sein, da es sich um eine Applikation für Android Mobiltelefone handelt.</text:p>
            <text:p text:style-name="P11">Als Framework wird OpenGL mit libGDX verwendet.</text:p>
            <text:p text:style-name="P11"/>
          </table:table-cell>
        </table:table-row>
        <table:table-row>
          <table:covered-table-cell/>
          <table:table-cell table:style-name="Tabelle3.B4" office:value-type="string">
            <text:p text:style-name="P8">Packaging</text:p>
          </table:table-cell>
          <table:table-cell table:style-name="Tabelle3.C4" office:value-type="string">
            <text:p text:style-name="P10">Die Applikation wird so entwickelt, dass Sie über den GooglePlay Store erhältlich sein kann.</text:p>
            <text:p text:style-name="P10"/>
          </table:table-cell>
        </table:table-row>
        <table:table-row>
          <table:covered-table-cell/>
          <table:table-cell table:style-name="Tabelle3.B4" office:value-type="string">
            <text:p text:style-name="P8">Legal</text:p>
          </table:table-cell>
          <table:table-cell table:style-name="Tabelle3.C4" office:value-type="string">
            <text:p text:style-name="P10">Der Sourcecode der Applikation gehört dem Team Gruppe 1. Der Vertrieb der fertige Applikation steht alleine dem Kunden zu.</text:p>
            <text:p text:style-name="P10"/>
          </table:table-cell>
        </table:table-row>
      </table:table>
      <text:h text:style-name="P6" text:outline-level="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22</meta:editing-cycles>
    <meta:creation-date>2012-09-24T08:02:00</meta:creation-date>
    <dc:date>2012-10-23T09:55:54.05</dc:date>
    <meta:editing-duration>PT23M21S</meta:editing-duration>
    <meta:generator>LibreOffice/3.6$Windows_x86 LibreOffice_project/e29a214-2bbed72-0621de6-a97528c-8f066d</meta:generator>
    <meta:document-statistic meta:table-count="3" meta:image-count="0" meta:object-count="0" meta:page-count="2" meta:paragraph-count="35" meta:word-count="263" meta:character-count="2001" meta:non-whitespace-character-count="1765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